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4pt" fo:text-shadow="none" fo:font-weight="normal" style:font-name-asian="Segoe UI3" style:font-size-asian="34pt" style:font-weight-asian="normal" style:font-name-complex="Segoe UI3" style:font-size-complex="34pt" style:font-weight-complex="normal"/>
    </style:style>
    <style:style style:name="T6" style:family="text">
      <style:text-properties fo:color="#000000" style:font-name="Segoe UI" fo:font-size="34pt" fo:text-shadow="none" fo:font-weight="bold" style:font-name-asian="Segoe UI3" style:font-size-asian="34pt" style:font-weight-asian="bold" style:font-name-complex="Segoe UI3" style:font-size-complex="34pt" style:font-weight-complex="bold"/>
    </style:style>
    <style:style style:name="T7" style:family="text">
      <style:text-properties fo:color="#ffffff" style:font-name="Segoe UI" fo:font-size="32pt" fo:text-shadow="1pt 1pt" fo:font-weight="normal" style:font-name-asian="Segoe UI3" style:font-size-asian="32pt" style:font-weight-asian="normal" style:font-name-complex="Segoe UI3" style:font-size-complex="32pt" style:font-weight-complex="normal"/>
    </style:style>
    <style:style style:name="T8" style:family="text">
      <style:text-properties fo:color="#000000" style:font-name="Segoe UI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style:style style:name="T9" style:family="text">
      <style:text-properties fo:color="#ffffff" style:font-name="Segoe UI" fo:font-size="20pt" fo:text-shadow="1pt 1pt" fo:font-weight="normal" style:font-name-asian="Segoe UI3" style:font-size-asian="20pt" style:font-weight-asian="normal" style:font-name-complex="Segoe UI3" style:font-size-complex="20pt" style:font-weight-complex="normal"/>
    </style:style>
    <style:style style:name="T10" style:family="text">
      <style:text-properties fo:color="#000000" style:font-name="Segoe UI Semibold" fo:font-size="20pt" fo:text-shadow="none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524cm" svg:y="0.574cm">
          <draw:text-box>
            <text:p text:style-name="P1"><text:span text:style-name="T1">HYMN #862</text:span></text:p>
            <text:p text:style-name="P1"><text:span text:style-name="T2">“</text:span><text:span text:style-name="T2">Oh, Blest the Hou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8.133cm" svg:x="1.62cm" svg:y="0.528cm">
          <draw:text-box>
            <text:p text:style-name="P4"><text:span text:style-name="T3">1. </text:span><text:span text:style-name="T4">Oh, blest the house, whate’er befall,</text:span><text:span text:style-name="T4"><text:line-break/></text:span><text:span text:style-name="T4">Where Jesus Christ is all in all!</text:span><text:span text:style-name="T4"><text:line-break/></text:span><text:span text:style-name="T4">A home that is not wholly His—</text:span><text:span text:style-name="T4"><text:line-break/></text:span><text:span text:style-name="T4">How sad and poor and dark it i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5.4cm" svg:height="8.133cm" svg:x="1.317cm" svg:y="0.508cm">
          <draw:text-box>
            <text:p text:style-name="P4"><text:span text:style-name="T5">2. </text:span><text:span text:style-name="T6">Oh, blest that house where faith is found</text:span><text:span text:style-name="T4"><text:line-break/></text:span><text:span text:style-name="T4">And all in hope and love abound;</text:span><text:span text:style-name="T4"><text:line-break/></text:span><text:span text:style-name="T4">They trust their God and serve Him still</text:span><text:span text:style-name="T4"><text:line-break/></text:span><text:span text:style-name="T4">And do in all His holy wil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3.622cm" svg:height="8.133cm" svg:x="2.286cm" svg:y="0.508cm">
          <draw:text-box>
            <text:p text:style-name="P6"><text:span text:style-name="T3">3. </text:span><text:span text:style-name="T4">Oh, blest the parents who give heed</text:span><text:span text:style-name="T4"><text:line-break/></text:span><text:span text:style-name="T4">Unto their children’s foremost need</text:span><text:span text:style-name="T4"><text:line-break/></text:span><text:span text:style-name="T4">And weary not of care or cost.</text:span><text:span text:style-name="T4"><text:line-break/></text:span><text:span text:style-name="T4">May none to them and heav’n be lost!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8" draw:layer="layout" svg:width="24.13cm" svg:height="8.133cm" svg:x="2.032cm" svg:y="0.503cm">
          <draw:text-box>
            <text:p text:style-name="P6"><text:span text:style-name="T3">4. </text:span><text:span text:style-name="T4">Oh, blest that house; it prospers well.</text:span><text:span text:style-name="T4"><text:line-break/></text:span><text:span text:style-name="T4">In peace and joy the parents dwell,</text:span><text:span text:style-name="T4"><text:line-break/></text:span><text:span text:style-name="T4">And in their children’s lives is shown</text:span><text:span text:style-name="T4"><text:line-break/></text:span><text:span text:style-name="T4">How richly God can bless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Hymn_25_20template" presentation:presentation-page-layout-name="AL1T0">
        <draw:frame draw:style-name="gr4" draw:text-style-name="P7" draw:layer="layout" svg:width="25.146cm" svg:height="11.877cm" svg:x="1.27cm" svg:y="0.569cm">
          <draw:text-box>
            <text:p text:style-name="P6"><text:span text:style-name="T3">5.</text:span><text:span text:style-name="T8"> </text:span><text:span text:style-name="T4">Then here will I and mine today</text:span><text:span text:style-name="T4"><text:line-break/></text:span><text:span text:style-name="T4">A solemn promise make and say:</text:span><text:span text:style-name="T4"><text:line-break/></text:span><text:span text:style-name="T4">Though all the world forsake His Word,</text:span><text:span text:style-name="T4"><text:line-break/></text:span><text:span text:style-name="T4">I and my house will serve the Lord!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7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6:07:06.335000000</meta:creation-date>
    <dc:title>Hymn template</dc:title>
    <meta:editing-duration>PT17M9S</meta:editing-duration>
    <meta:editing-cycles>6</meta:editing-cycles>
    <meta:generator>LibreOffice/6.1.5.2$Windows_X86_64 LibreOffice_project/90f8dcf33c87b3705e78202e3df5142b201bd805</meta:generator>
    <meta:initial-creator>Arthur Hoch</meta:initial-creator>
    <dc:date>2019-04-25T19:07:23.871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5-08T16:07:06.039000000"/>
  </office:meta>
</office:document-meta>
</file>